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58fb" officeooo:paragraph-rsid="00016e9f"/>
    </style:style>
    <style:style style:name="P2" style:family="paragraph" style:parent-style-name="Standard">
      <style:text-properties fo:language="ru" fo:country="RU" officeooo:rsid="000ade2d" officeooo:paragraph-rsid="00016e9f"/>
    </style:style>
    <style:style style:name="P3" style:family="paragraph" style:parent-style-name="Standard">
      <style:text-properties fo:language="ru" fo:country="RU" officeooo:rsid="000becb9" officeooo:paragraph-rsid="00016e9f"/>
    </style:style>
    <style:style style:name="P4" style:family="paragraph" style:parent-style-name="Standard">
      <style:text-properties officeooo:paragraph-rsid="00016e9f"/>
    </style:style>
    <style:style style:name="T1" style:family="text">
      <style:text-properties fo:language="en" fo:country="US"/>
    </style:style>
    <style:style style:name="T2" style:family="text">
      <style:text-properties officeooo:rsid="00016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Ход практических занятий:</text:p>
      <text:p text:style-name="P2">День 1: Пытались проводить <text:span text:style-name="T1">HTT</text:span>Р-запросы посредством <text:span text:style-name="T1">Telnet. </text:span>К середине дня обнаружили, что <text:span text:style-name="T1">Linux-telnet </text:span>не поддерживает двухбайтовые переносы строк. К пятому часу выполнили 1 (один) успешный запрос и свалили.</text:p>
      <text:p text:style-name="P2">День 2: На самом деле страдали бездельем, т. к. вся группа устанавливала <text:span text:style-name="T1">Vagrant </text:span>с веб-сервером, а у меня он два года как был настроен.</text:p>
      <text:p text:style-name="P2">День 3: Наконец начали работать. Пытались реализовать роутинг. Сделали эталон <text:span text:style-name="T1">PHP-</text:span>говнокода. Переписали. Ещё раз переписали. Ещё раз переписали. Послали препода ясно куда и свалили.</text:p>
      <text:p text:style-name="P2">День 4. Осознали, что кагбэ осталось два дня, а ничего не готово. Перестали троллить препода и написали роутер по-человечески. Начали писать <text:s/><text:span text:style-name="T1">HTML </text:span>и <text:span text:style-name="T1">CSS. </text:span>Весь день пытались понять, что вообще такое шаблонизатор. Поняли. День кончился. УПС...</text:p>
      <text:p text:style-name="P2">День 5. Пердаки взорвались. За один день сделали всё внешнее оформление, формы входа и регистрации, некое подобие БД на текстовых файлах и заставили всё это работать. Качество кода как в день 2, всё глючит, оформление съезжает от любого чиха... ну и хер с ним, зато работает Послали препода обратно в день 3. <text:s/>Свалили.</text:p>
      <text:p text:style-name="P3"/>
      <text:p text:style-name="P4">Всё это происходило под ещё более «искрометный», чем в данном «отчете» юмор <text:span text:style-name="T2">напарника</text:span>, который нихчего не делал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4:42:24.277000000</meta:creation-date>
    <dc:date>2015-07-10T14:42:58.089000000</dc:date>
    <meta:editing-duration>PT34S</meta:editing-duration>
    <meta:editing-cycles>1</meta:editing-cycles>
    <meta:document-statistic meta:table-count="0" meta:image-count="0" meta:object-count="0" meta:page-count="1" meta:paragraph-count="8" meta:word-count="185" meta:character-count="1221" meta:non-whitespace-character-count="1040"/>
    <meta:generator>LibreOffice/4.3.1.2$Windows_x86 LibreOffice_project/958349dc3b25111dbca392fbc281a05559ef6848</meta:generator>
  </office:meta>
</office:document-meta>
</file>